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(o.partner_id and o.partner_id.street3 or '').upper()&gt;</text:placeholder> <text:s/></text:p>
            <text:p text:style-name="P29"><text:s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8:22:58</dc:date>
    <meta:editing-duration>P2DT14H25M36S</meta:editing-duration>
    <meta:editing-cycles>49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72" meta:non-whitespace-character-count="4084"/>
  </office:meta>
</office:document-meta>
</file>